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d3b0" officeooo:paragraph-rsid="0009d3b0"/>
    </style:style>
    <style:style style:name="P2" style:family="paragraph" style:parent-style-name="Standard">
      <style:text-properties officeooo:paragraph-rsid="003992a7"/>
    </style:style>
    <style:style style:name="P3" style:family="paragraph" style:parent-style-name="Standard">
      <style:text-properties officeooo:rsid="003b8efa" officeooo:paragraph-rsid="003b8efa"/>
    </style:style>
    <style:style style:name="P4" style:family="paragraph" style:parent-style-name="Standard">
      <style:text-properties officeooo:rsid="003d18a3" officeooo:paragraph-rsid="00408abe"/>
    </style:style>
    <style:style style:name="T1" style:family="text">
      <style:text-properties style:font-name="Ubuntu Mono" officeooo:rsid="0015efb1"/>
    </style:style>
    <style:style style:name="T2" style:family="text">
      <style:text-properties style:font-name="Ubuntu Mono" officeooo:rsid="00174838"/>
    </style:style>
    <style:style style:name="T3" style:family="text">
      <style:text-properties style:font-name="Ubuntu Mono" fo:language="en" fo:country="US"/>
    </style:style>
    <style:style style:name="T4" style:family="text">
      <style:text-properties style:font-name="Ubuntu Mono" fo:language="en" fo:country="US" officeooo:rsid="0037ec85"/>
    </style:style>
    <style:style style:name="T5" style:family="text">
      <style:text-properties style:font-name="Ubuntu Mono" fo:language="en" fo:country="US" officeooo:rsid="003992a7"/>
    </style:style>
    <style:style style:name="T6" style:family="text">
      <style:text-properties style:font-name="Ubuntu Mono" fo:language="en" fo:country="US" officeooo:rsid="003d18a3"/>
    </style:style>
    <style:style style:name="T7" style:family="text">
      <style:text-properties style:font-name="Ubuntu Mono" fo:language="en" fo:country="US" officeooo:rsid="003ecb70"/>
    </style:style>
    <style:style style:name="T8" style:family="text">
      <style:text-properties style:font-name="Ubuntu Mono" fo:language="en" fo:country="US" officeooo:rsid="003f3c1d"/>
    </style:style>
    <style:style style:name="T9" style:family="text">
      <style:text-properties style:font-name="Ubuntu Mono" fo:language="en" fo:country="US" officeooo:rsid="00408abe"/>
    </style:style>
    <style:style style:name="T10" style:family="text">
      <style:text-properties style:font-name="Ubuntu Mono" fo:language="en" fo:country="US" officeooo:rsid="0042397a"/>
    </style:style>
    <style:style style:name="T11" style:family="text">
      <style:text-properties style:font-name="Ubuntu Mono" fo:language="en" fo:country="US" officeooo:rsid="00440cf1"/>
    </style:style>
    <style:style style:name="T12" style:family="text">
      <style:text-properties style:font-name="Ubuntu Mono" fo:language="en" fo:country="US" officeooo:rsid="00446444"/>
    </style:style>
    <style:style style:name="T13" style:family="text">
      <style:text-properties style:font-name="Ubuntu Mono" officeooo:rsid="002664b7"/>
    </style:style>
    <style:style style:name="T14" style:family="text">
      <style:text-properties officeooo:rsid="002664b7"/>
    </style:style>
    <style:style style:name="T15" style:family="text">
      <style:text-properties officeooo:rsid="002c33da"/>
    </style:style>
    <style:style style:name="T16" style:family="text">
      <style:text-properties officeooo:rsid="0035295a"/>
    </style:style>
    <style:style style:name="T17" style:family="text">
      <style:text-properties officeooo:rsid="004464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<text:span text:style-name="T16">loop rectangle</text:span> is changed to <text:span text:style-name="T17">a</text:span> <text:span text:style-name="T16">gray color</text:span>. <text:span text:style-name="T15">It adds more conformity to a gray theme design</text:span> (<text:span text:style-name="T14">transport loop rect</text:span> - color <text:span text:style-name="T16">104</text:span>).</text:p>
      <text:p text:style-name="P2"><text:span text:style-name="T13">2</text:span><text:span text:style-name="T1">. </text:span><text:span text:style-name="T2">The </text:span><text:span text:style-name="T4">piano roll stripes are slightly changed to lighter colors. It provides more difference between </text:span><text:span text:style-name="T5">looped and non-looped areas (piano roll black – color 81; piano roll white – color 48).</text:span></text:p>
      <text:p text:style-name="P3"><text:span text:style-name="T5">3. </text:span><text:span text:style-name="T6">The automation track header is changed from light to dark. It gives more comfortable reading the track name </text:span><text:span text:style-name="T7">(</text:span><text:span text:style-name="T8">gtk_automation_track_header – color 25</text:span><text:span text:style-name="T7">)</text:span><text:span text:style-name="T6">.</text:span></text:p>
      <text:p text:style-name="P4"><text:span text:style-name="T6">4. </text:span><text:span text:style-name="T3">The au</text:span><text:span text:style-name="T9">d</text:span><text:span text:style-name="T3">io track header is </text:span><text:span text:style-name="T4">slightly</text:span><text:span text:style-name="T3"> changed </text:span><text:span text:style-name="T9">to </text:span><text:span text:style-name="T11">a</text:span><text:span text:style-name="T3"> light</text:span><text:span text:style-name="T9">er color</text:span><text:span text:style-name="T3">. <text:s/></text:span><text:span text:style-name="T4">It provides more </text:span><text:span text:style-name="T9">color space for the dark automation track header </text:span><text:span text:style-name="T10">(gtk_audio_track – color 87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3.3.2$Linux_X86_64 LibreOffice_project/30m0$Build-2</meta:generator>
    <dc:date>2017-06-18T20:59:53.552138181</dc:date>
    <meta:editing-duration>PT1H23M31S</meta:editing-duration>
    <meta:editing-cycles>40</meta:editing-cycles>
    <meta:document-statistic meta:table-count="0" meta:image-count="0" meta:object-count="0" meta:page-count="1" meta:paragraph-count="4" meta:word-count="103" meta:character-count="634" meta:non-whitespace-character-count="530"/>
  </office:meta>
</office:document-meta>
</file>